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0" calcext:value-type="float">
            <text:p>0</text:p>
          </table:table-cell>
          <table:table-cell table:formula="of:=SUM([.$B$2:.$B13])" office:value-type="float" office:value="20900" calcext:value-type="float">
            <text:p>20900</text:p>
          </table:table-cell>
          <table:table-cell table:style-name="ce2" table:formula="of:=AVERAGE([.$B$2:.$B13])" office:value-type="float" office:value="1741.66666666667" calcext:value-type="float">
            <text:p>1741.7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0" calcext:value-type="float">
            <text:p>0</text:p>
          </table:table-cell>
          <table:table-cell table:formula="of:=SUM([.$B$2:.$B14])" office:value-type="float" office:value="20900" calcext:value-type="float">
            <text:p>20900</text:p>
          </table:table-cell>
          <table:table-cell table:style-name="ce2" table:formula="of:=AVERAGE([.$B$2:.$B14])" office:value-type="float" office:value="1607.69230769231" calcext:value-type="float">
            <text:p>16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0" calcext:value-type="float">
            <text:p>0</text:p>
          </table:table-cell>
          <table:table-cell table:formula="of:=SUM([.$B$2:.$B15])" office:value-type="float" office:value="20900" calcext:value-type="float">
            <text:p>20900</text:p>
          </table:table-cell>
          <table:table-cell table:style-name="ce2" table:formula="of:=AVERAGE([.$B$2:.$B15])" office:value-type="float" office:value="1492.85714285714" calcext:value-type="float">
            <text:p>1492.9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0" calcext:value-type="float">
            <text:p>0</text:p>
          </table:table-cell>
          <table:table-cell table:formula="of:=SUM([.$B$2:.$B16])" office:value-type="float" office:value="20900" calcext:value-type="float">
            <text:p>20900</text:p>
          </table:table-cell>
          <table:table-cell table:style-name="ce2" table:formula="of:=AVERAGE([.$B$2:.$B16])" office:value-type="float" office:value="1393.33333333333" calcext:value-type="float">
            <text:p>1393.3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0" calcext:value-type="float">
            <text:p>0</text:p>
          </table:table-cell>
          <table:table-cell table:formula="of:=SUM([.$B$2:.$B17])" office:value-type="float" office:value="20900" calcext:value-type="float">
            <text:p>20900</text:p>
          </table:table-cell>
          <table:table-cell table:style-name="ce2" table:formula="of:=AVERAGE([.$B$2:.$B17])" office:value-type="float" office:value="1306.25" calcext:value-type="float">
            <text:p>1306.3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0" calcext:value-type="float">
            <text:p>0</text:p>
          </table:table-cell>
          <table:table-cell table:formula="of:=SUM([.$B$2:.$B18])" office:value-type="float" office:value="20900" calcext:value-type="float">
            <text:p>20900</text:p>
          </table:table-cell>
          <table:table-cell table:style-name="ce2" table:formula="of:=AVERAGE([.$B$2:.$B18])" office:value-type="float" office:value="1229.41176470588" calcext:value-type="float">
            <text:p>1229.4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0" calcext:value-type="float">
            <text:p>0</text:p>
          </table:table-cell>
          <table:table-cell table:formula="of:=SUM([.$B$2:.$B19])" office:value-type="float" office:value="20900" calcext:value-type="float">
            <text:p>20900</text:p>
          </table:table-cell>
          <table:table-cell table:style-name="ce2" table:formula="of:=AVERAGE([.$B$2:.$B19])" office:value-type="float" office:value="1161.11111111111" calcext:value-type="float">
            <text:p>1161.1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20900" calcext:value-type="float">
            <text:p>20900</text:p>
          </table:table-cell>
          <table:table-cell table:style-name="ce2" table:formula="of:=AVERAGE([.$B$2:.$B20])" office:value-type="float" office:value="1100" calcext:value-type="float">
            <text:p>1100.0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0" calcext:value-type="float">
            <text:p>0</text:p>
          </table:table-cell>
          <table:table-cell table:formula="of:=SUM([.$B$2:.$B21])" office:value-type="float" office:value="20900" calcext:value-type="float">
            <text:p>20900</text:p>
          </table:table-cell>
          <table:table-cell table:style-name="ce2" table:formula="of:=AVERAGE([.$B$2:.$B21])" office:value-type="float" office:value="1045" calcext:value-type="float">
            <text:p>1045.0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20900" calcext:value-type="float">
            <text:p>20900</text:p>
          </table:table-cell>
          <table:table-cell table:style-name="ce2" table:formula="of:=AVERAGE([.$B$2:.$B22])" office:value-type="float" office:value="995.238095238095" calcext:value-type="float">
            <text:p>995.2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0" calcext:value-type="float">
            <text:p>0</text:p>
          </table:table-cell>
          <table:table-cell table:formula="of:=SUM([.$B$2:.$B23])" office:value-type="float" office:value="20900" calcext:value-type="float">
            <text:p>20900</text:p>
          </table:table-cell>
          <table:table-cell table:style-name="ce2" table:formula="of:=AVERAGE([.$B$2:.$B23])" office:value-type="float" office:value="950" calcext:value-type="float">
            <text:p>950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0" calcext:value-type="float">
            <text:p>0</text:p>
          </table:table-cell>
          <table:table-cell table:formula="of:=SUM([.$B$2:.$B24])" office:value-type="float" office:value="20900" calcext:value-type="float">
            <text:p>20900</text:p>
          </table:table-cell>
          <table:table-cell table:style-name="ce2" table:formula="of:=AVERAGE([.$B$2:.$B24])" office:value-type="float" office:value="908.695652173913" calcext:value-type="float">
            <text:p>908.7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0" calcext:value-type="float">
            <text:p>0</text:p>
          </table:table-cell>
          <table:table-cell table:formula="of:=SUM([.$B$2:.$B25])" office:value-type="float" office:value="20900" calcext:value-type="float">
            <text:p>20900</text:p>
          </table:table-cell>
          <table:table-cell table:style-name="ce2" table:formula="of:=AVERAGE([.$B$2:.$B25])" office:value-type="float" office:value="870.833333333333" calcext:value-type="float">
            <text:p>870.8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0" calcext:value-type="float">
            <text:p>0</text:p>
          </table:table-cell>
          <table:table-cell table:formula="of:=SUM([.$B$2:.$B26])" office:value-type="float" office:value="20900" calcext:value-type="float">
            <text:p>20900</text:p>
          </table:table-cell>
          <table:table-cell table:style-name="ce2" table:formula="of:=AVERAGE([.$B$2:.$B26])" office:value-type="float" office:value="836" calcext:value-type="float">
            <text:p>836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0" calcext:value-type="float">
            <text:p>0</text:p>
          </table:table-cell>
          <table:table-cell table:formula="of:=SUM([.$B$2:.$B27])" office:value-type="float" office:value="20900" calcext:value-type="float">
            <text:p>20900</text:p>
          </table:table-cell>
          <table:table-cell table:style-name="ce2" table:formula="of:=AVERAGE([.$B$2:.$B27])" office:value-type="float" office:value="803.846153846154" calcext:value-type="float">
            <text:p>803.8</text:p>
          </table:table-cell>
          <table:table-cell/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20900" calcext:value-type="float">
            <text:p>20900</text:p>
          </table:table-cell>
          <table:table-cell table:style-name="ce2" table:formula="of:=AVERAGE([.$B$2:.$B28])" office:value-type="float" office:value="774.074074074074" calcext:value-type="float">
            <text:p>774.1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20900" calcext:value-type="float">
            <text:p>20900</text:p>
          </table:table-cell>
          <table:table-cell table:style-name="ce2" table:formula="of:=AVERAGE([.$B$2:.$B29])" office:value-type="float" office:value="746.428571428571" calcext:value-type="float">
            <text:p>746.4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20900" calcext:value-type="float">
            <text:p>20900</text:p>
          </table:table-cell>
          <table:table-cell table:style-name="ce2" table:formula="of:=AVERAGE([.$B$2:.$B30])" office:value-type="float" office:value="720.689655172414" calcext:value-type="float">
            <text:p>720.7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20900" calcext:value-type="float">
            <text:p>20900</text:p>
          </table:table-cell>
          <table:table-cell table:style-name="ce2" table:formula="of:=AVERAGE([.$B$2:.$B31])" office:value-type="float" office:value="696.666666666667" calcext:value-type="float">
            <text:p>696.7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20900" calcext:value-type="float">
            <text:p>20900</text:p>
          </table:table-cell>
          <table:table-cell table:style-name="ce2" table:formula="of:=AVERAGE([.$B$2:.$B32])" office:value-type="float" office:value="674.193548387097" calcext:value-type="float">
            <text:p>674.2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20900" calcext:value-type="float">
            <text:p>20900</text:p>
          </table:table-cell>
          <table:table-cell table:style-name="ce2" table:formula="of:=AVERAGE([.$B$2:.$B33])" office:value-type="float" office:value="653.125" calcext:value-type="float">
            <text:p>653.1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20900" calcext:value-type="float">
            <text:p>20900</text:p>
          </table:table-cell>
          <table:table-cell table:style-name="ce2" table:formula="of:=AVERAGE([.$B$2:.$B34])" office:value-type="float" office:value="633.333333333333" calcext:value-type="float">
            <text:p>633.3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20900" calcext:value-type="float">
            <text:p>20900</text:p>
          </table:table-cell>
          <table:table-cell table:style-name="ce2" table:formula="of:=AVERAGE([.$B$2:.$B35])" office:value-type="float" office:value="614.705882352941" calcext:value-type="float">
            <text:p>614.7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20900" calcext:value-type="float">
            <text:p>20900</text:p>
          </table:table-cell>
          <table:table-cell table:style-name="ce2" table:formula="of:=AVERAGE([.$B$2:.$B36])" office:value-type="float" office:value="597.142857142857" calcext:value-type="float">
            <text:p>597.1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20900" calcext:value-type="float">
            <text:p>20900</text:p>
          </table:table-cell>
          <table:table-cell table:style-name="ce2" table:formula="of:=AVERAGE([.$B$2:.$B37])" office:value-type="float" office:value="580.555555555556" calcext:value-type="float">
            <text:p>580.6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20900" calcext:value-type="float">
            <text:p>20900</text:p>
          </table:table-cell>
          <table:table-cell table:style-name="ce2" table:formula="of:=AVERAGE([.$B$2:.$B38])" office:value-type="float" office:value="564.864864864865" calcext:value-type="float">
            <text:p>564.9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20900" calcext:value-type="float">
            <text:p>20900</text:p>
          </table:table-cell>
          <table:table-cell table:style-name="ce2" table:formula="of:=AVERAGE([.$B$2:.$B39])" office:value-type="float" office:value="550" calcext:value-type="float">
            <text:p>550.0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20900" calcext:value-type="float">
            <text:p>20900</text:p>
          </table:table-cell>
          <table:table-cell table:style-name="ce2" table:formula="of:=AVERAGE([.$B$2:.$B40])" office:value-type="float" office:value="535.897435897436" calcext:value-type="float">
            <text:p>535.9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20900" calcext:value-type="float">
            <text:p>20900</text:p>
          </table:table-cell>
          <table:table-cell table:style-name="ce2" table:formula="of:=AVERAGE([.$B$2:.$B41])" office:value-type="float" office:value="522.5" calcext:value-type="float">
            <text:p>522.5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20900" calcext:value-type="float">
            <text:p>20900</text:p>
          </table:table-cell>
          <table:table-cell table:style-name="ce2" table:formula="of:=AVERAGE([.$B$2:.$B42])" office:value-type="float" office:value="509.756097560976" calcext:value-type="float">
            <text:p>509.8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20900" calcext:value-type="float">
            <text:p>20900</text:p>
          </table:table-cell>
          <table:table-cell table:style-name="ce2" table:formula="of:=AVERAGE([.$B$2:.$B43])" office:value-type="float" office:value="497.619047619048" calcext:value-type="float">
            <text:p>497.6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20900" calcext:value-type="float">
            <text:p>20900</text:p>
          </table:table-cell>
          <table:table-cell table:style-name="ce2" table:formula="of:=AVERAGE([.$B$2:.$B44])" office:value-type="float" office:value="486.046511627907" calcext:value-type="float">
            <text:p>486.0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20900" calcext:value-type="float">
            <text:p>20900</text:p>
          </table:table-cell>
          <table:table-cell table:style-name="ce2" table:formula="of:=AVERAGE([.$B$2:.$B45])" office:value-type="float" office:value="475" calcext:value-type="float">
            <text:p>475.0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20900" calcext:value-type="float">
            <text:p>20900</text:p>
          </table:table-cell>
          <table:table-cell table:style-name="ce2" table:formula="of:=AVERAGE([.$B$2:.$B46])" office:value-type="float" office:value="464.444444444445" calcext:value-type="float">
            <text:p>464.4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20900" calcext:value-type="float">
            <text:p>20900</text:p>
          </table:table-cell>
          <table:table-cell table:style-name="ce2" table:formula="of:=AVERAGE([.$B$2:.$B47])" office:value-type="float" office:value="454.347826086957" calcext:value-type="float">
            <text:p>454.3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21:20:09.400489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4-16T21:23:54.713308115</dc:date>
    <meta:editing-duration>PT21M2S</meta:editing-duration>
    <meta:editing-cycles>5</meta:editing-cycles>
    <meta:generator>LibreOffice/5.1.6.2$Linux_X86_64 LibreOffice_project/10m0$Build-2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741.66666666667">
                <text:p>1741.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607.69230769231">
                <text:p>16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92.85714285714">
                <text:p>1492.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93.33333333333">
                <text:p>1393.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306.25">
                <text:p>1306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229.41176470588">
                <text:p>1229.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161.11111111111">
                <text:p>1161.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95.238095238095">
                <text:p>995.238095238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908.695652173913">
                <text:p>908.695652173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70.833333333333">
                <text:p>870.8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03.846153846154">
                <text:p>803.84615384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74.074074074074">
                <text:p>774.074074074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746.428571428571">
                <text:p>746.42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20.689655172414">
                <text:p>720.689655172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96.666666666667">
                <text:p>696.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674.193548387097">
                <text:p>674.1935483870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53.125">
                <text:p>653.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633.333333333333">
                <text:p>633.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14.705882352941">
                <text:p>614.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597.142857142857">
                <text:p>597.14285714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580.555555555556">
                <text:p>580.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564.864864864865">
                <text:p>564.864864864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535.897435897436">
                <text:p>535.897435897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509.756097560976">
                <text:p>509.756097560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97.619047619048">
                <text:p>497.6190476190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486.046511627907">
                <text:p>486.046511627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64.444444444445">
                <text:p>464.4444444444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454.347826086957">
                <text:p>454.347826086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